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inkholes_List.csv">
        <table:table-row>
          <table:table-cell office:value-type="string">
            <text:p>Organization</text:p>
          </table:table-cell>
          <table:table-cell office:value-type="string">
            <text:p>IP Range</text:p>
          </table:table-cell>
          <table:table-cell office:value-type="string">
            <text:p>Whois</text:p>
          </table:table-cell>
          <table:table-cell office:value-type="string">
            <text:p>Notes</text:p>
          </table:table-cell>
        </table:table-row>
        <table:table-row>
          <table:table-cell office:value-type="string">
            <text:p>Anubis</text:p>
          </table:table-cell>
          <table:table-cell office:value-type="string">
            <text:p>195.22.26.192/26</text:p>
          </table:table-cell>
          <table:table-cell office:value-type="string">
            <text:p>anubisnetworks.com</text:p>
          </table:table-cell>
          <table:table-cell office:value-type="string">
            <text:p>https://www.proofpoint.com/us/daily-ruleset-update-summary-2015-08-14</text:p>
          </table:table-cell>
        </table:table-row>
        <table:table-row>
          <table:table-cell office:value-type="string">
            <text:p>Arbor Networks ASERT</text:p>
          </table:table-cell>
          <table:table-cell office:value-type="string">
            <text:p>23.253.126.58</text:p>
          </table:table-cell>
          <table:table-cell office:value-type="string">
            <text:p>arbor-sinkhole.net</text:p>
          </table:table-cell>
          <table:table-cell office:value-type="string">
            <text:p>http://www.malwareurl.com/ns_listing.php?ns=ns1.arbor-sinkhole.net</text:p>
          </table:table-cell>
        </table:table-row>
        <table:table-row>
          <table:table-cell office:value-type="string">
            <text:p>Arbor Networks ASERT</text:p>
          </table:table-cell>
          <table:table-cell office:value-type="string">
            <text:p>168.181.184.35</text:p>
          </table:table-cell>
          <table:table-cell office:value-type="string">
            <text:p>arbor-sinkhole.net</text:p>
          </table:table-cell>
          <table:table-cell office:value-type="string">
            <text:p>http://www.malwareurl.com/ns_listing.php?ns=ns1.arbor-sinkhole.net</text:p>
          </table:table-cell>
        </table:table-row>
        <table:table-row>
          <table:table-cell office:value-type="string">
            <text:p>Blacklab.io</text:p>
          </table:table-cell>
          <table:table-cell office:value-type="string">
            <text:p>67.215.255.139</text:p>
          </table:table-cell>
          <table:table-cell office:value-type="string">
            <text:p>sinkhole.blacklab.io</text:p>
          </table:table-cell>
          <table:table-cell office:value-type="string">
            <text:p/>
          </table:table-cell>
        </table:table-row>
        <table:table-row>
          <table:table-cell office:value-type="string">
            <text:p>blacklistthisdomain</text:p>
          </table:table-cell>
          <table:table-cell office:value-type="string">
            <text:p>106.187.96.49</text:p>
          </table:table-cell>
          <table:table-cell office:value-type="string">
            <text:p>sinkhole.blacklistthisdomain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blacklistthisdomain</text:p>
          </table:table-cell>
          <table:table-cell office:value-type="string">
            <text:p>81.166.122.234</text:p>
          </table:table-cell>
          <table:table-cell office:value-type="string">
            <text:p>sinkhole.blacklistthisdomain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Botnet Hunter</text:p>
          </table:table-cell>
          <table:table-cell office:value-type="string">
            <text:p>52.5.245.208</text:p>
          </table:table-cell>
          <table:table-cell office:value-type="string">
            <text:p>ec2-52-5-245-208.compute-1.amazonaws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CERT Polska</text:p>
          </table:table-cell>
          <table:table-cell office:value-type="string">
            <text:p>148.81.111.111</text:p>
          </table:table-cell>
          <table:table-cell office:value-type="string">
            <text:p>sinkhole.cert.pl</text:p>
          </table:table-cell>
          <table:table-cell office:value-type="string">
            <text:p/>
          </table:table-cell>
        </table:table-row>
        <table:table-row>
          <table:table-cell office:value-type="string">
            <text:p>CERT Polska</text:p>
          </table:table-cell>
          <table:table-cell office:value-type="string">
            <text:p>148.81.111.91</text:p>
          </table:table-cell>
          <table:table-cell office:value-type="string">
            <text:p>sinkhole.cert.pl</text:p>
          </table:table-cell>
          <table:table-cell office:value-type="string">
            <text:p/>
          </table:table-cell>
        </table:table-row>
        <table:table-row>
          <table:table-cell office:value-type="string">
            <text:p>CERT Polska</text:p>
          </table:table-cell>
          <table:table-cell office:value-type="string">
            <text:p>148.81.111.114</text:p>
          </table:table-cell>
          <table:table-cell office:value-type="string">
            <text:p>sinkhole.cert.pl</text:p>
          </table:table-cell>
          <table:table-cell office:value-type="string">
            <text:p/>
          </table:table-cell>
        </table:table-row>
        <table:table-row>
          <table:table-cell office:value-type="string">
            <text:p>Conficker Working Group</text:p>
          </table:table-cell>
          <table:table-cell office:value-type="string">
            <text:p>136.161.101.53</text:p>
          </table:table-cell>
          <table:table-cell office:value-type="string">
            <text:p>conficker-sinkhol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Dr. Web</text:p>
          </table:table-cell>
          <table:table-cell office:value-type="string">
            <text:p>91.233.244.106</text:p>
          </table:table-cell>
          <table:table-cell office:value-type="string">
            <text:p>http://doc.emergingthreats.net/bin/view/Main/2016997</text:p>
          </table:table-cell>
          <table:table-cell office:value-type="string">
            <text:p/>
          </table:table-cell>
        </table:table-row>
        <table:table-row>
          <table:table-cell office:value-type="string">
            <text:p>Endgame</text:p>
          </table:table-cell>
          <table:table-cell office:value-type="string">
            <text:p>166.78.144.80</text:p>
          </table:table-cell>
          <table:table-cell office:value-type="string">
            <text:p>s01.snkhole.mal-ware.susp-nded.domain</text:p>
          </table:table-cell>
          <table:table-cell office:value-type="string">
            <text:p>http://www.kleissner.org</text:p>
          </table:table-cell>
        </table:table-row>
        <table:table-row>
          <table:table-cell office:value-type="string">
            <text:p>Farsight</text:p>
          </table:table-cell>
          <table:table-cell office:value-type="string">
            <text:p>104.244.12.0/22</text:p>
          </table:table-cell>
          <table:table-cell office:value-type="string">
            <text:p>sinkhole-iad1-2.cwg.fsi.io</text:p>
          </table:table-cell>
          <table:table-cell office:value-type="string">
            <text:p/>
          </table:table-cell>
        </table:table-row>
        <table:table-row>
          <table:table-cell office:value-type="string">
            <text:p>FBI</text:p>
          </table:table-cell>
          <table:table-cell office:value-type="string">
            <text:p>142.0.36.234</text:p>
          </table:table-cell>
          <table:table-cell office:value-type="string">
            <text:p>VolumeDrive</text:p>
          </table:table-cell>
          <table:table-cell office:value-type="string">
            <text:p/>
          </table:table-cell>
        </table:table-row>
        <table:table-row>
          <table:table-cell office:value-type="string">
            <text:p>Fitsec</text:p>
          </table:table-cell>
          <table:table-cell office:value-type="string">
            <text:p>193.166.255.171</text:p>
          </table:table-cell>
          <table:table-cell office:value-type="string">
            <text:p>Funet CERT</text:p>
          </table:table-cell>
          <table:table-cell office:value-type="string">
            <text:p/>
          </table:table-cell>
        </table:table-row>
        <table:table-row>
          <table:table-cell office:value-type="string">
            <text:p>Georgia Tech</text:p>
          </table:table-cell>
          <table:table-cell office:value-type="string">
            <text:p>143.215.130.0/24</text:p>
          </table:table-cell>
          <table:table-cell office:value-type="string">
            <text:p>Georgia Institute of Technology</text:p>
          </table:table-cell>
          <table:table-cell office:value-type="string">
            <text:p/>
          </table:table-cell>
        </table:table-row>
        <table:table-row>
          <table:table-cell office:value-type="string">
            <text:p>Georgia Tech</text:p>
          </table:table-cell>
          <table:table-cell office:value-type="string">
            <text:p>198.61.227.6</text:p>
          </table:table-cell>
          <table:table-cell office:value-type="string">
            <text:p>Rackspace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Georgia Tech</text:p>
          </table:table-cell>
          <table:table-cell office:value-type="string">
            <text:p>50.57.148.87</text:p>
          </table:table-cell>
          <table:table-cell office:value-type="string">
            <text:p>Slicehost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Gladtech</text:p>
          </table:table-cell>
          <table:table-cell office:value-type="string">
            <text:p>74.200.48.169</text:p>
          </table:table-cell>
          <table:table-cell office:value-type="string">
            <text:p>sinkhole.gladtech.net</text:p>
          </table:table-cell>
          <table:table-cell office:value-type="string">
            <text:p/>
          </table:table-cell>
        </table:table-row>
        <table:table-row>
          <table:table-cell office:value-type="string">
            <text:p>Helse CSIRT</text:p>
          </table:table-cell>
          <table:table-cell office:value-type="string">
            <text:p>91.186.66.36</text:p>
          </table:table-cell>
          <table:table-cell office:value-type="string">
            <text:p>NORWEGIAN-HEALTH-NETWORK</text:p>
          </table:table-cell>
          <table:table-cell office:value-type="string">
            <text:p/>
          </table:table-cell>
        </table:table-row>
        <table:table-row>
          <table:table-cell office:value-type="string">
            <text:p>Hyas</text:p>
          </table:table-cell>
          <table:table-cell office:value-type="string">
            <text:p>192.169.69.25</text:p>
          </table:table-cell>
          <table:table-cell office:value-type="string">
            <text:p>sinkhole.hyas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Kaspersky</text:p>
          </table:table-cell>
          <table:table-cell office:value-type="string">
            <text:p>93.159.228.22</text:p>
          </table:table-cell>
          <table:table-cell office:value-type="string">
            <text:p>sinkhole.kaspersky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Kaspersky</text:p>
          </table:table-cell>
          <table:table-cell office:value-type="string">
            <text:p>95.211.172.143</text:p>
          </table:table-cell>
          <table:table-cell office:value-type="string">
            <text:p>sinkhole.kaspersky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MalwareDomains</text:p>
          </table:table-cell>
          <table:table-cell office:value-type="string">
            <text:p>139.146.167.25</text:p>
          </table:table-cell>
          <table:table-cell office:value-type="string">
            <text:p>Computer Problem Solving (CPS)</text:p>
          </table:table-cell>
          <table:table-cell office:value-type="string">
            <text:p/>
          </table:table-cell>
        </table:table-row>
        <table:table-row>
          <table:table-cell office:value-type="string">
            <text:p>Microsoft</text:p>
          </table:table-cell>
          <table:table-cell office:value-type="string">
            <text:p>131.253.18.11-12</text:p>
          </table:table-cell>
          <table:table-cell office:value-type="string">
            <text:p>Microsoft</text:p>
          </table:table-cell>
          <table:table-cell office:value-type="string">
            <text:p>http://doc.emergingthreats.net/bin/view/Main/2016101</text:p>
          </table:table-cell>
        </table:table-row>
        <table:table-row>
          <table:table-cell office:value-type="string">
            <text:p>Microsoft</text:p>
          </table:table-cell>
          <table:table-cell office:value-type="string">
            <text:p>199.2.137.0/24</text:p>
          </table:table-cell>
          <table:table-cell office:value-type="string">
            <text:p>Microsoft</text:p>
          </table:table-cell>
          <table:table-cell office:value-type="string">
            <text:p>https://lists.emergingthreats.net/pipermail/emerging-sigs/2013-June/022148.html</text:p>
          </table:table-cell>
        </table:table-row>
        <table:table-row>
          <table:table-cell office:value-type="string">
            <text:p>Microsoft</text:p>
          </table:table-cell>
          <table:table-cell office:value-type="string">
            <text:p>204.95.99.59</text:p>
          </table:table-cell>
          <table:table-cell office:value-type="string">
            <text:p>Microsoft</text:p>
          </table:table-cell>
          <table:table-cell office:value-type="string">
            <text:p>https://lists.emergingthreats.net/pipermail/emerging-sigs/2013-June/022148.html</text:p>
          </table:table-cell>
        </table:table-row>
        <table:table-row>
          <table:table-cell office:value-type="string">
            <text:p>Microsoft</text:p>
          </table:table-cell>
          <table:table-cell office:value-type="string">
            <text:p>207.46.90.0/24</text:p>
          </table:table-cell>
          <table:table-cell office:value-type="string">
            <text:p>Microsoft</text:p>
          </table:table-cell>
          <table:table-cell office:value-type="string">
            <text:p>https://lists.emergingthreats.net/pipermail/emerging-sigs/2013-June/022148.html</text:p>
          </table:table-cell>
        </table:table-row>
        <table:table-row>
          <table:table-cell office:value-type="string">
            <text:p>PublicDomainRegistry</text:p>
          </table:table-cell>
          <table:table-cell office:value-type="string">
            <text:p>109.74.196.143</text:p>
          </table:table-cell>
          <table:table-cell office:value-type="string">
            <text:p>Linode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PublicDomainRegistry</text:p>
          </table:table-cell>
          <table:table-cell office:value-type="string">
            <text:p>50.116.56.144</text:p>
          </table:table-cell>
          <table:table-cell office:value-type="string">
            <text:p>Linode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PublicDomainRegistry</text:p>
          </table:table-cell>
          <table:table-cell office:value-type="string">
            <text:p>50.116.32.177</text:p>
          </table:table-cell>
          <table:table-cell office:value-type="string">
            <text:p>Linode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PublicDomainRegistry</text:p>
          </table:table-cell>
          <table:table-cell office:value-type="string">
            <text:p>178.79.190.156</text:p>
          </table:table-cell>
          <table:table-cell office:value-type="string">
            <text:p>Linode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87.106.24.200</text:p>
          </table:table-cell>
          <table:table-cell office:value-type="string">
            <text:p>sinkhole-00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87.106.26.9</text:p>
          </table:table-cell>
          <table:table-cell office:value-type="string">
            <text:p>sinkhole-01.shadowserver.org</text:p>
          </table:table-cell>
          <table:table-cell office:value-type="string">
            <text:p>http://marc.info/?l=emerging-sigs&amp;m=135764068231008&amp;w=2</text:p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74.208.64.145</text:p>
          </table:table-cell>
          <table:table-cell office:value-type="string">
            <text:p>sinkhole-02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74.208.64.191</text:p>
          </table:table-cell>
          <table:table-cell office:value-type="string">
            <text:p>sinkhole-03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74.208.164.166</text:p>
          </table:table-cell>
          <table:table-cell office:value-type="string">
            <text:p>sinkhole-04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212.227.55.84</text:p>
          </table:table-cell>
          <table:table-cell office:value-type="string">
            <text:p>sinkhole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74.208.15.160</text:p>
          </table:table-cell>
          <table:table-cell office:value-type="string">
            <text:p>sinkhole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74.208.15.97</text:p>
          </table:table-cell>
          <table:table-cell office:value-type="string">
            <text:p>sinkhole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87.106.250.34</text:p>
          </table:table-cell>
          <table:table-cell office:value-type="string">
            <text:p>sinkhole.shadowserver.org</text:p>
          </table:table-cell>
          <table:table-cell office:value-type="string">
            <text:p>http://marc.info/?l=emerging-sigs&amp;m=135764068231008&amp;w=2</text:p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87.106.86.28</text:p>
          </table:table-cell>
          <table:table-cell office:value-type="string">
            <text:p>sinkhole.shadowserver.org</text:p>
          </table:table-cell>
          <table:table-cell office:value-type="string">
            <text:p>http://marc.info/?l=emerging-sigs&amp;m=135764068231008&amp;w=2</text:p>
          </table:table-cell>
        </table:table-row>
        <table:table-row>
          <table:table-cell office:value-type="string">
            <text:p>SIDN Labs</text:p>
          </table:table-cell>
          <table:table-cell office:value-type="string">
            <text:p>176.58.104.168</text:p>
          </table:table-cell>
          <table:table-cell office:value-type="string">
            <text:p>sinkhole.sidnlabs.nl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DK</text:p>
          </table:table-cell>
          <table:table-cell office:value-type="string">
            <text:p>212.227.20.19</text:p>
          </table:table-cell>
          <table:table-cell office:value-type="string">
            <text:p>sinkhole.dk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in</text:p>
          </table:table-cell>
          <table:table-cell office:value-type="string">
            <text:p>86.124.164.25</text:p>
          </table:table-cell>
          <table:table-cell office:value-type="string">
            <text:p>sinkhole.in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tech</text:p>
          </table:table-cell>
          <table:table-cell office:value-type="string">
            <text:p>79.137.66.14</text:p>
          </table:table-cell>
          <table:table-cell office:value-type="string">
            <text:p>http3.sinkhole.te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tech</text:p>
          </table:table-cell>
          <table:table-cell office:value-type="string">
            <text:p>95.211.174.92</text:p>
          </table:table-cell>
          <table:table-cell office:value-type="string">
            <text:p>sinkhole.te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tech</text:p>
          </table:table-cell>
          <table:table-cell office:value-type="string">
            <text:p>144.217.254.3</text:p>
          </table:table-cell>
          <table:table-cell office:value-type="string">
            <text:p>http4.sinkhole.te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tech</text:p>
          </table:table-cell>
          <table:table-cell office:value-type="string">
            <text:p>217.182.172.139</text:p>
          </table:table-cell>
          <table:table-cell office:value-type="string">
            <text:p>http1.sinkhole.te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tech</text:p>
          </table:table-cell>
          <table:table-cell office:value-type="string">
            <text:p>144.217.74.156</text:p>
          </table:table-cell>
          <table:table-cell office:value-type="string">
            <text:p>http2.sinkhole.te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ISRA / Abuse.ch</text:p>
          </table:table-cell>
          <table:table-cell office:value-type="string">
            <text:p>104.155.11.149</text:p>
          </table:table-cell>
          <table:table-cell office:value-type="string">
            <text:p>this-domain-is-sinkholed-by.abuse.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208.43.245.213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173.192.192.10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199.231.211.108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198.98.120.157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192.42.116.41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87.255.51.229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Team Cymru</text:p>
          </table:table-cell>
          <table:table-cell office:value-type="string">
            <text:p>38.102.150.29</text:p>
          </table:table-cell>
          <table:table-cell office:value-type="string">
            <text:p>conficker-sinkhole.net</text:p>
          </table:table-cell>
          <table:table-cell office:value-type="string">
            <text:p/>
          </table:table-cell>
        </table:table-row>
        <table:table-row>
          <table:table-cell office:value-type="string">
            <text:p>Team Cymru</text:p>
          </table:table-cell>
          <table:table-cell office:value-type="string">
            <text:p>38.229.70.125</text:p>
          </table:table-cell>
          <table:table-cell office:value-type="string">
            <text:p>conficker-sinkhole.net</text:p>
          </table:table-cell>
          <table:table-cell office:value-type="string">
            <text:p/>
          </table:table-cell>
        </table:table-row>
        <table:table-row>
          <table:table-cell office:value-type="string">
            <text:p>Torpig-Sinkhole</text:p>
          </table:table-cell>
          <table:table-cell office:value-type="string">
            <text:p>212.227.55.84</text:p>
          </table:table-cell>
          <table:table-cell office:value-type="string">
            <text:p>torpig-sinkhole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Torpig-Sinkhole</text:p>
          </table:table-cell>
          <table:table-cell office:value-type="string">
            <text:p>87.106.240.162</text:p>
          </table:table-cell>
          <table:table-cell office:value-type="string">
            <text:p>torpig-sinkhole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Torpig-Sinkhole</text:p>
          </table:table-cell>
          <table:table-cell office:value-type="string">
            <text:p>87.106.140.254</text:p>
          </table:table-cell>
          <table:table-cell office:value-type="string">
            <text:p>torpig-sinkhole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Torpig-Sinkhole</text:p>
          </table:table-cell>
          <table:table-cell office:value-type="string">
            <text:p>87.106.141.15</text:p>
          </table:table-cell>
          <table:table-cell office:value-type="string">
            <text:p>torpig-sinkhole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Wapack Labs</text:p>
          </table:table-cell>
          <table:table-cell office:value-type="string">
            <text:p>23.253.46.64</text:p>
          </table:table-cell>
          <table:table-cell office:value-type="string">
            <text:p/>
          </table:table-cell>
          <table:table-cell office:value-type="string">
            <text:p>https://wapacklabs.blogspot.com/2016/07/wapack-labs-sinkhole-results-18.html</text:p>
          </table:table-cell>
        </table:table-row>
        <table:table-row>
          <table:table-cell office:value-type="string">
            <text:p>Zinkhole.org</text:p>
          </table:table-cell>
          <table:table-cell office:value-type="string">
            <text:p>176.31.62.76</text:p>
          </table:table-cell>
          <table:table-cell office:value-type="string">
            <text:p>suspended-domain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Zinkhole.org</text:p>
          </table:table-cell>
          <table:table-cell office:value-type="string">
            <text:p>178.32.140.251</text:p>
          </table:table-cell>
          <table:table-cell office:value-type="string">
            <text:p>suspended-domain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Zinkhole.org</text:p>
          </table:table-cell>
          <table:table-cell office:value-type="string">
            <text:p>94.23.175.2</text:p>
          </table:table-cell>
          <table:table-cell office:value-type="string">
            <text:p>suspended-domain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OpenDNS</text:p>
          </table:table-cell>
          <table:table-cell office:value-type="string">
            <text:p>146.112.61.104-110</text:p>
          </table:table-cell>
          <table:table-cell office:value-type="string">
            <text:p>hit-{block,botnet,adult,malware,phish,block,malware}.opendns.com</text:p>
          </table:table-cell>
          <table:table-cell office:value-type="string">
            <text:p>https://support.opendns.com/hc/en-us/articles/227986927-What-are-the-Cisco-Umbrella-Block-Page-IP-Addresses-</text:p>
          </table:table-cell>
        </table:table-row>
        <table:table-row>
          <table:table-cell office:value-type="string">
            <text:p>infosec.jp</text:p>
          </table:table-cell>
          <table:table-cell office:value-type="string">
            <text:p>58.158.177.102</text:p>
          </table:table-cell>
          <table:table-cell office:value-type="string">
            <text:p>UCOM Corp.</text:p>
          </table:table-cell>
          <table:table-cell office:value-type="string">
            <text:p>https://github.com/grettir/malware-sinkholes/blob/905841db3b3cd86052d577c137ac9868c92dcb3b/malware_sinkholes.txt#L2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0</meta:generator>
  </office:meta>
</office:document-meta>
</file>